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1cm" style:rel-column-width="3855*"/>
    </style:style>
    <style:style style:name="Table1.A1" style:family="table-cell">
      <style:table-cell-properties style:writing-mode="page"/>
    </style:style>
    <style:style style:name="Table1.B6" style:family="table-cell">
      <style:table-cell-properties fo:background-color="#000000" style:writing-mode="page">
        <style:background-image/>
      </style:table-cell-properties>
    </style:style>
    <style:style style:name="Table1.P6" style:family="table-cell">
      <style:table-cell-properties fo:background-color="#808080" style:writing-mode="page">
        <style:background-image/>
      </style:table-cell-properties>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background-color="#cccccc" fo:padding="0.097cm" fo:border-left="0.05pt solid #000000" fo:border-right="none" fo:border-top="none" fo:border-bottom="0.05pt solid #000000">
        <style:background-image/>
      </style:table-cell-properties>
    </style:style>
    <style:style style:name="Table2.D2" style:family="table-cell">
      <style:table-cell-properties fo:padding="0.097cm" fo:border-left="0.05pt solid #000000" fo:border-right="0.05pt solid #000000" fo:border-top="none" fo:border-bottom="0.05pt solid #000000"/>
    </style:style>
    <style:style style:name="Table2.D3"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1cm" style:rel-column-width="3855*"/>
    </style:style>
    <style:style style:name="Table3.A1" style:family="table-cell">
      <style:table-cell-properties style:writing-mode="page"/>
    </style:style>
    <style:style style:name="Table3.K2" style:family="table-cell">
      <style:table-cell-properties fo:background-color="#666666" style:writing-mode="page">
        <style:background-image/>
      </style:table-cell-properties>
    </style:style>
    <style:style style:name="Table3.B6" style:family="table-cell">
      <style:table-cell-properties fo:background-color="transparent" style:writing-mode="page">
        <style:background-image/>
      </style:table-cell-properties>
    </style:style>
    <style:style style:name="Table4" style:family="table">
      <style:table-properties style:width="17cm" table:align="margins"/>
    </style:style>
    <style:style style:name="Table4.A" style:family="table-column">
      <style:table-column-properties style:column-width="2.125cm" style:rel-column-width="8191*"/>
    </style:style>
    <style:style style:name="Table4.F" style:family="table-column">
      <style:table-column-properties style:column-width="6.376cm" style:rel-column-width="24580*"/>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F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2.125cm" style:rel-column-width="8191*"/>
    </style:style>
    <style:style style:name="Table5.D" style:family="table-column">
      <style:table-column-properties style:column-width="10.626cm" style:rel-column-width="40962*"/>
    </style:style>
    <style:style style:name="Table5.A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2.125cm" style:rel-column-width="8191*"/>
    </style:style>
    <style:style style:name="Table6.H" style:family="table-column">
      <style:table-column-properties style:column-width="2.127cm" style:rel-column-width="8198*"/>
    </style:style>
    <style:style style:name="Table6.A1" style:family="table-cell">
      <style:table-cell-properties fo:padding="0.097cm" fo:border-left="0.05pt solid #000000" fo:border-right="none" fo:border-top="0.05pt solid #000000" fo:border-bottom="0.05pt solid #000000"/>
    </style:style>
    <style:style style:name="Table6.H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H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6.375cm" style:rel-column-width="24573*"/>
    </style:style>
    <style:style style:name="Table7.C" style:family="table-column">
      <style:table-column-properties style:column-width="4.251cm" style:rel-column-width="16389*"/>
    </style:style>
    <style:style style:name="Table7.A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1c1fab" officeooo:paragraph-rsid="001c1fab"/>
    </style:style>
    <style:style style:name="P2" style:family="paragraph" style:parent-style-name="Text_20_body">
      <style:text-properties officeooo:paragraph-rsid="0029dcda"/>
    </style:style>
    <style:style style:name="P3" style:family="paragraph" style:parent-style-name="Text_20_body">
      <style:text-properties officeooo:rsid="00341cb5" officeooo:paragraph-rsid="00341cb5"/>
    </style:style>
    <style:style style:name="P4" style:family="paragraph" style:parent-style-name="Text_20_body">
      <style:text-properties officeooo:rsid="003a3b31" officeooo:paragraph-rsid="003a3b31"/>
    </style:style>
    <style:style style:name="P5" style:family="paragraph" style:parent-style-name="Text_20_body">
      <style:text-properties officeooo:paragraph-rsid="003ce697"/>
    </style:style>
    <style:style style:name="P6" style:family="paragraph" style:parent-style-name="Text_20_body">
      <style:text-properties officeooo:paragraph-rsid="003eae56"/>
    </style:style>
    <style:style style:name="P7" style:family="paragraph" style:parent-style-name="Text_20_body">
      <style:text-properties officeooo:rsid="003f1600" officeooo:paragraph-rsid="003f1600"/>
    </style:style>
    <style:style style:name="P8" style:family="paragraph" style:parent-style-name="Text_20_body">
      <style:text-properties officeooo:rsid="0044e090" officeooo:paragraph-rsid="0044e090"/>
    </style:style>
    <style:style style:name="P9" style:family="paragraph" style:parent-style-name="Text_20_body">
      <style:text-properties officeooo:rsid="00459999" officeooo:paragraph-rsid="00459999"/>
    </style:style>
    <style:style style:name="P10" style:family="paragraph" style:parent-style-name="Text_20_body">
      <style:text-properties officeooo:rsid="0029dcda" officeooo:paragraph-rsid="0029dcda"/>
    </style:style>
    <style:style style:name="P11" style:family="paragraph" style:parent-style-name="Text_20_body">
      <style:text-properties officeooo:rsid="005fb14b" officeooo:paragraph-rsid="005fb14b"/>
    </style:style>
    <style:style style:name="P12" style:family="paragraph" style:parent-style-name="Text_20_body">
      <style:text-properties officeooo:rsid="0063d0e8" officeooo:paragraph-rsid="0063d0e8"/>
    </style:style>
    <style:style style:name="P13" style:family="paragraph" style:parent-style-name="Standard">
      <style:text-properties officeooo:rsid="00341cb5" officeooo:paragraph-rsid="003b5148"/>
    </style:style>
    <style:style style:name="P14" style:family="paragraph" style:parent-style-name="Table_20_Contents">
      <style:paragraph-properties fo:text-align="center" style:justify-single-word="false"/>
    </style:style>
    <style:style style:name="P15" style:family="paragraph" style:parent-style-name="Table_20_Contents">
      <style:paragraph-properties fo:text-align="center" style:justify-single-word="false"/>
      <style:text-properties officeooo:paragraph-rsid="003b5148"/>
    </style:style>
    <style:style style:name="P16" style:family="paragraph" style:parent-style-name="Table_20_Contents">
      <style:paragraph-properties fo:text-align="center" style:justify-single-word="false"/>
      <style:text-properties fo:font-weight="bold" officeooo:rsid="002c89cf" officeooo:paragraph-rsid="002c89cf" style:font-weight-asian="bold" style:font-weight-complex="bold"/>
    </style:style>
    <style:style style:name="P17" style:family="paragraph" style:parent-style-name="Table_20_Contents">
      <style:paragraph-properties fo:text-align="center" style:justify-single-word="false"/>
      <style:text-properties fo:font-weight="bold" officeooo:rsid="002c89cf" officeooo:paragraph-rsid="003b5148" style:font-weight-asian="bold" style:font-weight-complex="bold"/>
    </style:style>
    <style:style style:name="P18" style:family="paragraph" style:parent-style-name="Table_20_Contents">
      <style:paragraph-properties fo:text-align="center" style:justify-single-word="false"/>
      <style:text-properties fo:font-weight="bold" officeooo:rsid="002f37f1" officeooo:paragraph-rsid="002f37f1" style:font-weight-asian="bold" style:font-weight-complex="bold"/>
    </style:style>
    <style:style style:name="P19" style:family="paragraph" style:parent-style-name="Table_20_Contents">
      <style:paragraph-properties fo:text-align="center" style:justify-single-word="false"/>
      <style:text-properties fo:font-weight="bold" officeooo:rsid="0043678e" officeooo:paragraph-rsid="0043678e" style:font-weight-asian="bold" style:font-weight-complex="bold"/>
    </style:style>
    <style:style style:name="P20" style:family="paragraph" style:parent-style-name="Table_20_Contents">
      <style:paragraph-properties fo:text-align="center" style:justify-single-word="false"/>
      <style:text-properties fo:font-weight="bold" officeooo:rsid="00459999" officeooo:paragraph-rsid="00459999" style:font-weight-asian="bold" style:font-weight-complex="bold"/>
    </style:style>
    <style:style style:name="P21" style:family="paragraph" style:parent-style-name="Table_20_Contents">
      <style:paragraph-properties fo:text-align="center" style:justify-single-word="false"/>
      <style:text-properties fo:font-weight="bold" officeooo:rsid="0063d0e8" officeooo:paragraph-rsid="0063d0e8" style:font-weight-asian="bold" style:font-weight-complex="bold"/>
    </style:style>
    <style:style style:name="P22" style:family="paragraph" style:parent-style-name="Table_20_Contents">
      <style:paragraph-properties fo:text-align="center" style:justify-single-word="false"/>
      <style:text-properties officeooo:rsid="0038f586" officeooo:paragraph-rsid="0038f586"/>
    </style:style>
    <style:style style:name="P23" style:family="paragraph" style:parent-style-name="Table_20_Contents">
      <style:paragraph-properties fo:text-align="center" style:justify-single-word="false"/>
      <style:text-properties officeooo:rsid="003ce697" officeooo:paragraph-rsid="003ce697"/>
    </style:style>
    <style:style style:name="P24" style:family="paragraph" style:parent-style-name="Table_20_Contents">
      <style:paragraph-properties fo:text-align="center" style:justify-single-word="false"/>
      <style:text-properties officeooo:rsid="0043678e" officeooo:paragraph-rsid="0043678e"/>
    </style:style>
    <style:style style:name="P25" style:family="paragraph" style:parent-style-name="Table_20_Contents">
      <style:paragraph-properties fo:text-align="center" style:justify-single-word="false"/>
      <style:text-properties officeooo:rsid="0044e090" officeooo:paragraph-rsid="0044e090"/>
    </style:style>
    <style:style style:name="P26" style:family="paragraph" style:parent-style-name="Table_20_Contents">
      <style:paragraph-properties fo:text-align="center" style:justify-single-word="false"/>
      <style:text-properties officeooo:rsid="00459999" officeooo:paragraph-rsid="00459999"/>
    </style:style>
    <style:style style:name="P27" style:family="paragraph" style:parent-style-name="Table_20_Contents">
      <style:paragraph-properties fo:text-align="center" style:justify-single-word="false"/>
      <style:text-properties officeooo:rsid="0063d0e8" officeooo:paragraph-rsid="0063d0e8"/>
    </style:style>
    <style:style style:name="P28" style:family="paragraph" style:parent-style-name="Table_20_Contents">
      <style:paragraph-properties fo:text-align="center" style:justify-single-word="false"/>
      <style:text-properties officeooo:rsid="00647c5c" officeooo:paragraph-rsid="00647c5c"/>
    </style:style>
    <style:style style:name="P29" style:family="paragraph" style:parent-style-name="Table_20_Contents">
      <style:paragraph-properties fo:text-align="center" style:justify-single-word="false"/>
      <style:text-properties officeooo:rsid="00674b1c" officeooo:paragraph-rsid="00674b1c"/>
    </style:style>
    <style:style style:name="P30" style:family="paragraph" style:parent-style-name="Heading_20_1">
      <style:text-properties officeooo:rsid="001c1fab" officeooo:paragraph-rsid="001c1fab"/>
    </style:style>
    <style:style style:name="P31" style:family="paragraph" style:parent-style-name="Heading_20_1">
      <style:text-properties officeooo:rsid="001d87de" officeooo:paragraph-rsid="001d87de"/>
    </style:style>
    <style:style style:name="P32" style:family="paragraph" style:parent-style-name="Heading_20_1">
      <style:text-properties officeooo:rsid="0029dcda" officeooo:paragraph-rsid="0029dcda"/>
    </style:style>
    <style:style style:name="P33" style:family="paragraph" style:parent-style-name="Heading_20_1">
      <style:text-properties officeooo:rsid="002c89cf" officeooo:paragraph-rsid="002c89cf"/>
    </style:style>
    <style:style style:name="P34" style:family="paragraph" style:parent-style-name="Heading_20_1">
      <style:text-properties officeooo:paragraph-rsid="002f37f1"/>
    </style:style>
    <style:style style:name="P35" style:family="paragraph" style:parent-style-name="Heading_20_1">
      <style:text-properties officeooo:rsid="003b5148" officeooo:paragraph-rsid="003b5148"/>
    </style:style>
    <style:style style:name="P36" style:family="paragraph" style:parent-style-name="Heading_20_1">
      <style:text-properties officeooo:rsid="0043678e" officeooo:paragraph-rsid="0043678e"/>
    </style:style>
    <style:style style:name="P37" style:family="paragraph" style:parent-style-name="Heading_20_1">
      <style:text-properties officeooo:rsid="0063d0e8" officeooo:paragraph-rsid="0063d0e8"/>
    </style:style>
    <style:style style:name="P38" style:family="paragraph" style:parent-style-name="Heading_20_1">
      <style:text-properties officeooo:rsid="00375cbf" officeooo:paragraph-rsid="00375cbf"/>
    </style:style>
    <style:style style:name="P39" style:family="paragraph" style:parent-style-name="Heading_20_1">
      <style:text-properties officeooo:rsid="0071d65c" officeooo:paragraph-rsid="0071d65c"/>
    </style:style>
    <style:style style:name="P40" style:family="paragraph" style:parent-style-name="Standard">
      <style:text-properties officeooo:rsid="00341cb5" officeooo:paragraph-rsid="003b5148"/>
    </style:style>
    <style:style style:name="P41" style:family="paragraph" style:parent-style-name="Table_20_Contents">
      <style:paragraph-properties fo:text-align="center" style:justify-single-word="false"/>
      <style:text-properties fo:font-weight="bold" officeooo:rsid="006a4568" officeooo:paragraph-rsid="006a4568" style:font-weight-asian="bold" style:font-weight-complex="bold"/>
    </style:style>
    <style:style style:name="P42" style:family="paragraph" style:parent-style-name="Table_20_Contents">
      <style:paragraph-properties fo:text-align="center" style:justify-single-word="false"/>
      <style:text-properties officeooo:rsid="006a4568" officeooo:paragraph-rsid="006a4568"/>
    </style:style>
    <style:style style:name="P43" style:family="paragraph" style:parent-style-name="Text_20_body" style:list-style-name="L1">
      <style:text-properties officeooo:rsid="001d87de" officeooo:paragraph-rsid="001d87de"/>
    </style:style>
    <style:style style:name="P44" style:family="paragraph" style:parent-style-name="Text_20_body" style:list-style-name="L1">
      <style:text-properties officeooo:rsid="001dc724" officeooo:paragraph-rsid="001dc724"/>
    </style:style>
    <style:style style:name="P45" style:family="paragraph" style:parent-style-name="Text_20_body" style:list-style-name="L1">
      <style:text-properties officeooo:rsid="001fa222" officeooo:paragraph-rsid="001fa222"/>
    </style:style>
    <style:style style:name="P46" style:family="paragraph" style:parent-style-name="Text_20_body" style:list-style-name="L1">
      <style:text-properties officeooo:rsid="00205101" officeooo:paragraph-rsid="00205101"/>
    </style:style>
    <style:style style:name="P47" style:family="paragraph" style:parent-style-name="Text_20_body" style:list-style-name="L1">
      <style:text-properties officeooo:rsid="00283a40" officeooo:paragraph-rsid="00283a40"/>
    </style:style>
    <style:style style:name="P48" style:family="paragraph" style:parent-style-name="Text_20_body" style:list-style-name="L1">
      <style:text-properties officeooo:rsid="00416a32" officeooo:paragraph-rsid="00416a32"/>
    </style:style>
    <style:style style:name="P49" style:family="paragraph" style:parent-style-name="Text_20_body" style:list-style-name="L2">
      <style:text-properties officeooo:paragraph-rsid="00375cbf"/>
    </style:style>
    <style:style style:name="P50" style:family="paragraph" style:parent-style-name="Text_20_body" style:list-style-name="L2">
      <style:text-properties officeooo:rsid="00375cbf" officeooo:paragraph-rsid="00375cbf"/>
    </style:style>
    <style:style style:name="P51" style:family="paragraph" style:parent-style-name="Text_20_body">
      <style:text-properties officeooo:rsid="0065cb70" officeooo:paragraph-rsid="0065cb70"/>
    </style:style>
    <style:style style:name="P52" style:family="paragraph" style:parent-style-name="Text_20_body">
      <style:text-properties officeooo:rsid="006a4568" officeooo:paragraph-rsid="006a4568"/>
    </style:style>
    <style:style style:name="P53" style:family="paragraph" style:parent-style-name="Text_20_body">
      <style:text-properties officeooo:rsid="0071d65c" officeooo:paragraph-rsid="0071d65c"/>
    </style:style>
    <style:style style:name="T1" style:family="text">
      <style:text-properties officeooo:rsid="001d3e03"/>
    </style:style>
    <style:style style:name="T2" style:family="text">
      <style:text-properties officeooo:rsid="001fa222"/>
    </style:style>
    <style:style style:name="T3" style:family="text">
      <style:text-properties officeooo:rsid="00201118"/>
    </style:style>
    <style:style style:name="T4" style:family="text">
      <style:text-properties officeooo:rsid="002233f8"/>
    </style:style>
    <style:style style:name="T5" style:family="text">
      <style:text-properties officeooo:rsid="0023e6ba"/>
    </style:style>
    <style:style style:name="T6" style:family="text">
      <style:text-properties officeooo:rsid="0026753e"/>
    </style:style>
    <style:style style:name="T7" style:family="text">
      <style:text-properties officeooo:rsid="00297351"/>
    </style:style>
    <style:style style:name="T8" style:family="text">
      <style:text-properties officeooo:rsid="0029dcda"/>
    </style:style>
    <style:style style:name="T9" style:family="text">
      <style:text-properties officeooo:rsid="002b63a1"/>
    </style:style>
    <style:style style:name="T10" style:family="text">
      <style:text-properties officeooo:rsid="002c89cf"/>
    </style:style>
    <style:style style:name="T11" style:family="text">
      <style:text-properties officeooo:rsid="002c9f15"/>
    </style:style>
    <style:style style:name="T12" style:family="text">
      <style:text-properties officeooo:rsid="002f37f1"/>
    </style:style>
    <style:style style:name="T13" style:family="text">
      <style:text-properties officeooo:rsid="0030710b"/>
    </style:style>
    <style:style style:name="T14" style:family="text">
      <style:text-properties officeooo:rsid="00315668"/>
    </style:style>
    <style:style style:name="T15" style:family="text">
      <style:text-properties officeooo:rsid="0032667b"/>
    </style:style>
    <style:style style:name="T16" style:family="text">
      <style:text-properties officeooo:rsid="0034e02e"/>
    </style:style>
    <style:style style:name="T17" style:family="text">
      <style:text-properties officeooo:rsid="003683fe"/>
    </style:style>
    <style:style style:name="T18" style:family="text">
      <style:text-properties officeooo:rsid="003930d9"/>
    </style:style>
    <style:style style:name="T19" style:family="text">
      <style:text-properties officeooo:rsid="0039d171"/>
    </style:style>
    <style:style style:name="T20" style:family="text">
      <style:text-properties officeooo:rsid="003a3b31"/>
    </style:style>
    <style:style style:name="T21" style:family="text">
      <style:text-properties officeooo:rsid="003c48b2"/>
    </style:style>
    <style:style style:name="T22" style:family="text">
      <style:text-properties officeooo:rsid="003ce697"/>
    </style:style>
    <style:style style:name="T23" style:family="text">
      <style:text-properties officeooo:rsid="003eae56"/>
    </style:style>
    <style:style style:name="T24" style:family="text">
      <style:text-properties officeooo:rsid="003f1600"/>
    </style:style>
    <style:style style:name="T25" style:family="text">
      <style:text-properties officeooo:rsid="00409841"/>
    </style:style>
    <style:style style:name="T26" style:family="text">
      <style:text-properties officeooo:rsid="00459999"/>
    </style:style>
    <style:style style:name="T27" style:family="text">
      <style:text-properties officeooo:rsid="0046c1b4"/>
    </style:style>
    <style:style style:name="T28" style:family="text">
      <style:text-properties officeooo:rsid="00483ca2"/>
    </style:style>
    <style:style style:name="T29" style:family="text">
      <style:text-properties officeooo:rsid="0049d8fa"/>
    </style:style>
    <style:style style:name="T30" style:family="text">
      <style:text-properties officeooo:rsid="004aec83"/>
    </style:style>
    <style:style style:name="T31" style:family="text">
      <style:text-properties officeooo:rsid="004c10a2"/>
    </style:style>
    <style:style style:name="T32" style:family="text">
      <style:text-properties officeooo:rsid="004db4b1"/>
    </style:style>
    <style:style style:name="T33" style:family="text">
      <style:text-properties officeooo:rsid="004e1a73"/>
    </style:style>
    <style:style style:name="T34" style:family="text">
      <style:text-properties officeooo:rsid="004f8f9e"/>
    </style:style>
    <style:style style:name="T35" style:family="text">
      <style:text-properties officeooo:rsid="005003ed"/>
    </style:style>
    <style:style style:name="T36" style:family="text">
      <style:text-properties officeooo:rsid="0050fe82"/>
    </style:style>
    <style:style style:name="T37" style:family="text">
      <style:text-properties officeooo:rsid="00523a25"/>
    </style:style>
    <style:style style:name="T38" style:family="text">
      <style:text-properties officeooo:rsid="0052cb4e"/>
    </style:style>
    <style:style style:name="T39" style:family="text">
      <style:text-properties officeooo:rsid="0053a730"/>
    </style:style>
    <style:style style:name="T40" style:family="text">
      <style:text-properties officeooo:rsid="0054cab0"/>
    </style:style>
    <style:style style:name="T41" style:family="text">
      <style:text-properties officeooo:rsid="00561618"/>
    </style:style>
    <style:style style:name="T42" style:family="text">
      <style:text-properties officeooo:rsid="00570b3b"/>
    </style:style>
    <style:style style:name="T43" style:family="text">
      <style:text-properties officeooo:rsid="005739b1"/>
    </style:style>
    <style:style style:name="T44" style:family="text">
      <style:text-properties officeooo:rsid="005e2fb6"/>
    </style:style>
    <style:style style:name="T45" style:family="text">
      <style:text-properties officeooo:rsid="005eb10b"/>
    </style:style>
    <style:style style:name="T46" style:family="text">
      <style:text-properties officeooo:rsid="005f7118"/>
    </style:style>
    <style:style style:name="T47" style:family="text">
      <style:text-properties fo:font-weight="bold" style:font-weight-asian="bold" style:font-weight-complex="bold"/>
    </style:style>
    <style:style style:name="T48" style:family="text">
      <style:text-properties fo:font-weight="bold" officeooo:rsid="00431ed0" style:font-weight-asian="bold" style:font-weight-complex="bold"/>
    </style:style>
    <style:style style:name="T49" style:family="text">
      <style:text-properties fo:font-weight="bold" officeooo:rsid="0042bbc1" style:font-weight-asian="bold" style:font-weight-complex="bold"/>
    </style:style>
    <style:style style:name="T50" style:family="text">
      <style:text-properties fo:font-weight="bold" officeooo:rsid="007195ae" style:font-weight-asian="bold" style:font-weight-complex="bold"/>
    </style:style>
    <style:style style:name="T51" style:family="text">
      <style:text-properties officeooo:rsid="00674b1c"/>
    </style:style>
    <style:style style:name="T52" style:family="text">
      <style:text-properties officeooo:rsid="0067812f"/>
    </style:style>
    <style:style style:name="T53" style:family="text">
      <style:text-properties officeooo:rsid="00685b26"/>
    </style:style>
    <style:style style:name="T54" style:family="text">
      <style:text-properties officeooo:rsid="006a4568"/>
    </style:style>
    <style:style style:name="T55" style:family="text">
      <style:text-properties officeooo:rsid="006c42ec"/>
    </style:style>
    <style:style style:name="T56" style:family="text">
      <style:text-properties officeooo:rsid="006dafe8"/>
    </style:style>
    <style:style style:name="T57" style:family="text">
      <style:text-properties officeooo:rsid="006e3ddb"/>
    </style:style>
    <style:style style:name="T58" style:family="text">
      <style:text-properties officeooo:rsid="006f360b"/>
    </style:style>
    <style:style style:name="T59" style:family="text">
      <style:text-properties officeooo:rsid="006f5e9e"/>
    </style:style>
    <style:style style:name="T60" style:family="text">
      <style:text-properties officeooo:rsid="007195ae"/>
    </style:style>
    <style:style style:name="T61" style:family="text">
      <style:text-properties officeooo:rsid="0072bbba"/>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ZX Mega ULA</text:p>
      <text:h text:style-name="P30" text:outline-level="1">Rationale</text:h>
      <text:p text:style-name="P1">As an out of date chip is coming to the end of its life, even though some replacement is available, it might become necessary (more likely just good) that some specification for maximizing the potential replacement opportunity, even before failure. <text:span text:style-name="T1">Even as an emulation expansion standard or in FPGA cores, it might increase the flexibility of tools and all things Z80 and ZX Spectrum. From servicing old equipment to bringing highly compatible but advanced features encouraging programming, development and thought.</text:span></text:p>
      <text:h text:style-name="P31" text:outline-level="1">Options</text:h>
      <text:list xml:id="list1915689786" text:style-name="L1">
        <text:list-item>
          <text:p text:style-name="P43">A plug in replacement. (already available).</text:p>
        </text:list-item>
        <text:list-item>
          <text:p text:style-name="P43">A plug in replacement with a video RAM replacement also onboard.</text:p>
        </text:list-item>
        <text:list-item>
          <text:p text:style-name="P43">Replacement with access to <text:span text:style-name="T3">mainboard </text:span>processor half address and data bus for full ROM/RAM replacement.</text:p>
        </text:list-item>
        <text:list-item>
          <text:p text:style-name="P43">Also with ED xx opcode co-processing for the Z80 at high speed. <text:span text:style-name="T9">Requires /M1 signal.</text:span></text:p>
        </text:list-item>
        <text:list-item>
          <text:p text:style-name="P43">An on-board <text:span text:style-name="T2">(perhaps turbo) </text:span>Z80 removing the need to intercept the external Z80 bus.</text:p>
        </text:list-item>
        <text:list-item>
          <text:p text:style-name="P43">Extended graphics with excellent compatibility, but future and re-release software options.</text:p>
        </text:list-item>
        <text:list-item>
          <text:p text:style-name="P44">A SoC plus using the mainboard as just a power IO (port connectivity) and video mixer.</text:p>
        </text:list-item>
        <text:list-item>
          <text:p text:style-name="P45">On-board Z80 turbo and delegate Z80 (with appropriate ROM) for edge connector IO.</text:p>
        </text:list-item>
        <text:list-item>
          <text:p text:style-name="P46">ULA full feature plus auxiliary board for edge connector with Raspberry Pi GPIO exit on outside of auxiliary board. <text:span text:style-name="T4">Allowing Pi HAT </text:span><text:span text:style-name="T5">as expansion </text:span><text:span text:style-name="T6">and intercept of mainboard Z80 bus.</text:span></text:p>
        </text:list-item>
        <text:list-item>
          <text:p text:style-name="P47">As last but replacing mainboard Z80 with <text:span text:style-name="T17">the </text:span>turbo on-board Z80 as edge connector driver. <text:span text:style-name="T7">Jumper selectable? </text:span><text:span text:style-name="T17">Bus cycle time on edge connector is important.</text:span></text:p>
        </text:list-item>
        <text:list-item>
          <text:p text:style-name="P48"><text:span text:style-name="T47">A turbo </text:span><text:span text:style-name="T48">extended ISA</text:span><text:span text:style-name="T47"> Z80 on-board with only the lower 32kB shared but with different </text:span><text:span text:style-name="T48">ULA </text:span><text:span text:style-name="T47">ROM (96kB total RAM, </text:span><text:span text:style-name="T48">old ROM for mainboard</text:span><text:span text:style-name="T47">). </text:span><text:span text:style-name="T49">This makes edge connector issues easier. </text:span><text:span text:style-name="T50">PREFERRED OPTION</text:span></text:p>
        </text:list-item>
      </text:list>
      <text:h text:style-name="P32" text:outline-level="1">Why a Z80 as the Turbo Option</text:h>
      <text:p text:style-name="P10">Easy availability of source assembler via `fuse` and other emulators. Keeping the same development tools might be important for developers. Not just another ARM system, but keeping the 8-bit low level, and restrictions on for challenging but in a sense simpler code development.</text:p>
      <text:p text:style-name="P11">It’s an OK architecture with maybe too many specific cases like DJNZ compilers might not use, but is a good machine to learn assembly on. It requires less thinking like a compiler and more like a human without having to imagine 64-bit “typing” at the keyboard.</text:p>
      <text:h text:style-name="P32" text:outline-level="1"><text:soft-page-break/>Calculations <text:span text:style-name="T10">GFX and General</text:span></text:h>
      <text:p text:style-name="P2"><text:a xlink:type="simple" xlink:href="https://docs.google.com/spreadsheets/d/1VxcRPCRrvWdgqPX2wfqF6eEkApFYk8NTa80MMD2kJ9E/edit?usp=sharing" text:style-name="Internet_20_link" text:visited-style-name="Visited_20_Internet_20_Link"><text:span text:style-name="T8">Compatible but extended GFX</text:span></text:a> <text:span text:style-name="T8">is a Google Sheet with some calculations on hiding 16kB behind the ROM to extend the graphics mode so as to not matter if the shadow RAM behind the ROM is written as complete zero bytes.</text:span></text:p>
      <text:h text:style-name="P33" text:outline-level="1">ED XX <text:span text:style-name="T11">(2 Byte NOPs) </text:span><text:span text:style-name="T13">Expansion Possibilities</text:span></text:h>
      <table:table table:name="Table1" table:style-name="Table1">
        <table:table-column table:style-name="Table1.A" table:number-columns-repeated="17"/>
        <table:table-row>
          <table:table-cell table:style-name="Table1.A1" office:value-type="string">
            <text:p text:style-name="P16">M\L</text:p>
          </table:table-cell>
          <table:table-cell table:style-name="Table1.A1" office:value-type="string">
            <text:p text:style-name="P16">0</text:p>
          </table:table-cell>
          <table:table-cell table:style-name="Table1.A1" office:value-type="string">
            <text:p text:style-name="P16">1</text:p>
          </table:table-cell>
          <table:table-cell table:style-name="Table1.A1" office:value-type="string">
            <text:p text:style-name="P16">2</text:p>
          </table:table-cell>
          <table:table-cell table:style-name="Table1.A1" office:value-type="string">
            <text:p text:style-name="P16">3</text:p>
          </table:table-cell>
          <table:table-cell table:style-name="Table1.A1" office:value-type="string">
            <text:p text:style-name="P16">4</text:p>
          </table:table-cell>
          <table:table-cell table:style-name="Table1.A1" office:value-type="string">
            <text:p text:style-name="P16">5</text:p>
          </table:table-cell>
          <table:table-cell table:style-name="Table1.A1" office:value-type="string">
            <text:p text:style-name="P16">6</text:p>
          </table:table-cell>
          <table:table-cell table:style-name="Table1.A1" office:value-type="string">
            <text:p text:style-name="P16">7</text:p>
          </table:table-cell>
          <table:table-cell table:style-name="Table1.A1" office:value-type="string">
            <text:p text:style-name="P16">8</text:p>
          </table:table-cell>
          <table:table-cell table:style-name="Table1.A1" office:value-type="string">
            <text:p text:style-name="P16">9</text:p>
          </table:table-cell>
          <table:table-cell table:style-name="Table1.A1" office:value-type="string">
            <text:p text:style-name="P16">A</text:p>
          </table:table-cell>
          <table:table-cell table:style-name="Table1.A1" office:value-type="string">
            <text:p text:style-name="P16">B</text:p>
          </table:table-cell>
          <table:table-cell table:style-name="Table1.A1" office:value-type="string">
            <text:p text:style-name="P16">C</text:p>
          </table:table-cell>
          <table:table-cell table:style-name="Table1.A1" office:value-type="string">
            <text:p text:style-name="P16">D</text:p>
          </table:table-cell>
          <table:table-cell table:style-name="Table1.A1" office:value-type="string">
            <text:p text:style-name="P16">E</text:p>
          </table:table-cell>
          <table:table-cell table:style-name="Table1.A1" office:value-type="string">
            <text:p text:style-name="P16">F</text:p>
          </table:table-cell>
        </table:table-row>
        <table:table-row>
          <table:table-cell table:style-name="Table1.A1" office:value-type="string">
            <text:p text:style-name="P16">0</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2</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3</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4</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row>
        <table:table-row>
          <table:table-cell table:style-name="Table1.A1" office:value-type="string">
            <text:p text:style-name="P16">5</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row>
        <table:table-row>
          <table:table-cell table:style-name="Table1.A1" office:value-type="string">
            <text:p text:style-name="P16">6</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B6" office:value-type="string">
            <text:p text:style-name="P14"/>
          </table:table-cell>
        </table:table-row>
        <table:table-row>
          <table:table-cell table:style-name="Table1.A1" office:value-type="string">
            <text:p text:style-name="P16">7</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P6" office:value-type="string">
            <text:p text:style-name="P14"/>
          </table:table-cell>
          <table:table-cell table:style-name="Table1.A1" office:value-type="string">
            <text:p text:style-name="P14"/>
          </table:table-cell>
        </table:table-row>
        <table:table-row>
          <table:table-cell table:style-name="Table1.A1" office:value-type="string">
            <text:p text:style-name="P16">8</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9</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A</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B</text:p>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B6"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C</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D</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E</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row>
          <table:table-cell table:style-name="Table1.A1" office:value-type="string">
            <text:p text:style-name="P16">F</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P5"><text:span text:style-name="T22">This is a lot of opcodes, but there are limits on using HL, IX and IY as ED cancels other prefixes in the standard Z80. If ED did not do this all three of the useful 16 bit registers would be open to use in these extensions. </text:span><text:span text:style-name="T23">For easy decode things should not be made too complicated. As ED is already doing significant alteration of opcodes, while DD and FD are just doing some register exchange and addressing mode only changes, ED seems the best place to expand irregular operation behaviour.</text:span></text:p>
      <text:h text:style-name="P34" text:outline-level="1"><text:span text:style-name="T12">Repeated Extended NOP (1 </text:span><text:span text:style-name="T20">to</text:span><text:span text:style-name="T16"> 3</text:span><text:span text:style-name="T12"> Byte) </text:span><text:span text:style-name="T15">Possibilities</text:span></text:h>
      <table:table table:name="Table2" table:style-name="Table2">
        <table:table-column table:style-name="Table2.A" table:number-columns-repeated="3"/>
        <table:table-column table:style-name="Table2.D"/>
        <table:table-row>
          <table:table-cell table:style-name="Table2.A1" office:value-type="string">
            <text:p text:style-name="P18">M\L</text:p>
          </table:table-cell>
          <table:table-cell table:style-name="Table2.A1" office:value-type="string">
            <text:p text:style-name="P18">DD <text:span text:style-name="T14">(IX)</text:span></text:p>
          </table:table-cell>
          <table:table-cell table:style-name="Table2.A1" office:value-type="string">
            <text:p text:style-name="P18">ED <text:span text:style-name="T14">(XX)</text:span></text:p>
          </table:table-cell>
          <table:table-cell table:style-name="Table2.D1" office:value-type="string">
            <text:p text:style-name="P18">FD <text:span text:style-name="T14">(IY)</text:span></text:p>
          </table:table-cell>
        </table:table-row>
        <table:table-row>
          <table:table-cell table:style-name="Table2.A2" office:value-type="string">
            <text:p text:style-name="P18">DD</text:p>
          </table:table-cell>
          <table:table-cell table:style-name="Table2.A2" office:value-type="string">
            <text:p text:style-name="P22">IU Mode?</text:p>
          </table:table-cell>
          <table:table-cell table:style-name="Table2.C2" office:value-type="string">
            <text:p text:style-name="P23">IX Mode?</text:p>
          </table:table-cell>
          <table:table-cell table:style-name="Table2.D2" office:value-type="string">
            <text:p text:style-name="P22">IV Mode?</text:p>
          </table:table-cell>
        </table:table-row>
        <table:table-row>
          <table:table-cell table:style-name="Table2.A2" office:value-type="string">
            <text:p text:style-name="P18">FD</text:p>
          </table:table-cell>
          <table:table-cell table:style-name="Table2.A2" office:value-type="string">
            <text:p text:style-name="P22">IW Mode?</text:p>
          </table:table-cell>
          <table:table-cell table:style-name="Table2.C2" office:value-type="string">
            <text:p text:style-name="P23">IY Mode?</text:p>
          </table:table-cell>
          <table:table-cell table:style-name="Table2.D3" office:value-type="string">
            <text:p text:style-name="P22">IZ Mode?</text:p>
          </table:table-cell>
        </table:table-row>
      </table:table>
      <text:p text:style-name="P3">These are harder to use, especially DD and FD following (on the right or least significant), <text:span text:style-name="T18">unless 4 more index registers are considered on the turbo Z80</text:span>. The ED following makes for 2 sets of 3 byte NOPs except where blacked out in the ED XX table above, <text:span text:style-name="T22">unless the general principal to allow HL, IX and IY in ED instructions is allowed for effect and more indexing registers.</text:span></text:p>
      <text:p text:style-name="P4">An alternate hardware Verilog source Z80 core adds the greyed out opcodes as duplicates and not NOPs. It also shows the many opcodes not affected by DD and FD as no HL register specification is included in their base opcode. An assembler is unlikely to generate them in prefixed form and so technically they would be 1 byte NOPs.</text:p>
      <text:p text:style-name="P6"><text:span text:style-name="T23">Keeping DD and FD as addressing mode operators might be an optimal solution until the ED space has run out of allocatable opcodes. DD DD ED </text:span><text:span text:style-name="T24">XX </text:span><text:span text:style-name="T23">could logically provide the ED in IU mode, and </text:span><text:span text:style-name="T24">so on. Maybe it’s something about innovative use of index registers that makes for a good </text:span><text:soft-page-break/><text:span text:style-name="T24">interpretation of how DD and FD are considered with other registers and opcodes. At least in some cases. </text:span><text:span text:style-name="T42">Some opcodes </text:span><text:span text:style-name="T45">may</text:span><text:span text:style-name="T42"> not </text:span><text:span text:style-name="T45">be</text:span><text:span text:style-name="T42"> available for IU, IV, IW and IZ.</text:span></text:p>
      <text:p text:style-name="P7">Considering superscalar designs might be taking it too far. <text:span text:style-name="T25">Having four extra index registers is quite a pointer resource with a net reduction in code and data bandwidth waste via storage spill. It’s getting close to the RISC sweet spot of about eight to sixteen 16 bit registers.</text:span></text:p>
      <text:h text:style-name="P35" text:outline-level="1">DD and FD Redundant NOPs <text:span text:style-name="T21">before Ops </text:span>(IX and IY Modes)</text:h>
      <table:table table:name="Table3" table:style-name="Table3">
        <table:table-column table:style-name="Table3.A" table:number-columns-repeated="17"/>
        <table:table-row>
          <table:table-cell table:style-name="Table3.A1" office:value-type="string">
            <text:p text:style-name="P17">M\L</text:p>
          </table:table-cell>
          <table:table-cell table:style-name="Table3.A1" office:value-type="string">
            <text:p text:style-name="P17">0</text:p>
          </table:table-cell>
          <table:table-cell table:style-name="Table3.A1" office:value-type="string">
            <text:p text:style-name="P17">1</text:p>
          </table:table-cell>
          <table:table-cell table:style-name="Table3.A1" office:value-type="string">
            <text:p text:style-name="P17">2</text:p>
          </table:table-cell>
          <table:table-cell table:style-name="Table3.A1" office:value-type="string">
            <text:p text:style-name="P17">3</text:p>
          </table:table-cell>
          <table:table-cell table:style-name="Table3.A1" office:value-type="string">
            <text:p text:style-name="P17">4</text:p>
          </table:table-cell>
          <table:table-cell table:style-name="Table3.A1" office:value-type="string">
            <text:p text:style-name="P17">5</text:p>
          </table:table-cell>
          <table:table-cell table:style-name="Table3.A1" office:value-type="string">
            <text:p text:style-name="P17">6</text:p>
          </table:table-cell>
          <table:table-cell table:style-name="Table3.A1" office:value-type="string">
            <text:p text:style-name="P17">7</text:p>
          </table:table-cell>
          <table:table-cell table:style-name="Table3.A1" office:value-type="string">
            <text:p text:style-name="P17">8</text:p>
          </table:table-cell>
          <table:table-cell table:style-name="Table3.A1" office:value-type="string">
            <text:p text:style-name="P17">9</text:p>
          </table:table-cell>
          <table:table-cell table:style-name="Table3.A1" office:value-type="string">
            <text:p text:style-name="P17">A</text:p>
          </table:table-cell>
          <table:table-cell table:style-name="Table3.A1" office:value-type="string">
            <text:p text:style-name="P17">B</text:p>
          </table:table-cell>
          <table:table-cell table:style-name="Table3.A1" office:value-type="string">
            <text:p text:style-name="P17">C</text:p>
          </table:table-cell>
          <table:table-cell table:style-name="Table3.A1" office:value-type="string">
            <text:p text:style-name="P17">D</text:p>
          </table:table-cell>
          <table:table-cell table:style-name="Table3.A1" office:value-type="string">
            <text:p text:style-name="P17">E</text:p>
          </table:table-cell>
          <table:table-cell table:style-name="Table3.A1" office:value-type="string">
            <text:p text:style-name="P17">F</text:p>
          </table:table-cell>
        </table:table-row>
        <table:table-row>
          <table:table-cell table:style-name="Table3.A1" office:value-type="string">
            <text:p text:style-name="P17">0</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1</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2</text:p>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row>
        <table:table-row>
          <table:table-cell table:style-name="Table3.A1" office:value-type="string">
            <text:p text:style-name="P17">3</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4</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5</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6</text:p>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row>
        <table:table-row>
          <table:table-cell table:style-name="Table3.A1" office:value-type="string">
            <text:p text:style-name="P17">7</text:p>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8</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9</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A</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B</text:p>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B6"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K2" office:value-type="string">
            <text:p text:style-name="P15"/>
          </table:table-cell>
          <table:table-cell table:style-name="Table3.B6" office:value-type="string">
            <text:p text:style-name="P15"/>
          </table:table-cell>
        </table:table-row>
        <table:table-row>
          <table:table-cell table:style-name="Table3.A1" office:value-type="string">
            <text:p text:style-name="P17">C</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D</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E</text:p>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row>
          <table:table-cell table:style-name="Table3.A1" office:value-type="string">
            <text:p text:style-name="P17">F</text:p>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K2"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cell table:style-name="Table3.A1" office:value-type="string">
            <text:p text:style-name="P15"/>
          </table:table-cell>
        </table:table-row>
      </table:table>
      <text:h text:style-name="P36" text:outline-level="1">ULA Port FE</text:h>
      <table:table table:name="Table4" table:style-name="Table4">
        <table:table-column table:style-name="Table4.A" table:number-columns-repeated="5"/>
        <table:table-column table:style-name="Table4.F"/>
        <table:table-row>
          <table:table-cell table:style-name="Table4.A1" table:number-columns-spanned="6" office:value-type="string">
            <text:p text:style-name="P19">Port Write FE</text:p>
          </table:table-cell>
          <table:covered-table-cell/>
          <table:covered-table-cell/>
          <table:covered-table-cell/>
          <table:covered-table-cell/>
          <table:covered-table-cell/>
        </table:table-row>
        <table:table-row>
          <table:table-cell table:style-name="Table4.A2" office:value-type="string">
            <text:p text:style-name="P25">RST Z80</text:p>
          </table:table-cell>
          <table:table-cell table:style-name="Table4.A2" office:value-type="string">
            <text:p text:style-name="P25">NMI Z80</text:p>
          </table:table-cell>
          <table:table-cell table:style-name="Table4.A2" office:value-type="string">
            <text:p text:style-name="P25">E<text:span text:style-name="T39">N</text:span> Z8<text:span text:style-name="T43">0</text:span></text:p>
          </table:table-cell>
          <table:table-cell table:style-name="Table4.A2" office:value-type="string">
            <text:p text:style-name="P25">Ear</text:p>
          </table:table-cell>
          <table:table-cell table:style-name="Table4.A2" office:value-type="string">
            <text:p text:style-name="P25">Mic</text:p>
          </table:table-cell>
          <table:table-cell table:style-name="Table4.F2" office:value-type="string">
            <text:p text:style-name="P24">Border</text:p>
          </table:table-cell>
        </table:table-row>
      </table:table>
      <text:p text:style-name="P8">To reset the auxiliary Z80 the high bit is set. The NMI can also be triggered by a bit. The final “free” bit works as an enable <text:span text:style-name="T26">(run)</text:span> active <text:span text:style-name="T44">high</text:span>. All three are active low signals. <text:span text:style-name="T26">Power on reset is automatic. </text:span><text:span text:style-name="T27">The higher speed of this Z80 allows the line blanking to be connected to the /INT signal internally for higher speed synchronous programming. </text:span><text:span text:style-name="T28">By default the /NMI can copy and/or pack or unpack data to or from the shared memory window to the unshared 32kB. The auxiliary Z80 IO ports </text:span><text:span text:style-name="T29">are not visible from the mainboard Z80 </text:span><text:span text:style-name="T30">programming model. </text:span><text:span text:style-name="T31">To aid line interrupts /M1 and /IOREQ are used to place the video line </text:span><text:span text:style-name="T34">pair </text:span><text:span text:style-name="T31">number on the data bus. </text:span><text:span text:style-name="T38">Z</text:span><text:span text:style-name="T33">ero</text:span><text:span text:style-name="T32"> is </text:span><text:span text:style-name="T33">the </text:span><text:span text:style-name="T32">first </text:span><text:span text:style-name="T34">two </text:span><text:span text:style-name="T32">graphical bitmap line</text:span><text:span text:style-name="T35">s</text:span><text:span text:style-name="T32"> </text:span><text:span text:style-name="T34">and </text:span><text:span text:style-name="T35">then </text:span><text:span text:style-name="T34">increases by two for easy </text:span><text:span text:style-name="T36">interrupt mode </text:span><text:span text:style-name="T34">IM 2 </text:span><text:span text:style-name="T37">[0 .. 95] </text:span><text:span text:style-name="T38">and the rest for the vertical blanking interval</text:span><text:span text:style-name="T32">. </text:span><text:span text:style-name="T46">BEEP and BORDER disable the auxiliary Z80 by design.</text:span></text:p>
      <table:table table:name="Table5" table:style-name="Table5">
        <table:table-column table:style-name="Table5.A" table:number-columns-repeated="3"/>
        <table:table-column table:style-name="Table5.D"/>
        <table:table-row>
          <table:table-cell table:style-name="Table5.A1" table:number-columns-spanned="4" office:value-type="string">
            <text:p text:style-name="P20">Port Read FE</text:p>
          </table:table-cell>
          <table:covered-table-cell/>
          <table:covered-table-cell/>
          <table:covered-table-cell/>
        </table:table-row>
        <table:table-row>
          <table:table-cell table:style-name="Table5.A2" office:value-type="string">
            <text:p text:style-name="P14">/<text:span text:style-name="T26">HALT</text:span></text:p>
          </table:table-cell>
          <table:table-cell table:style-name="Table5.A2" office:value-type="string">
            <text:p text:style-name="P14">/<text:span text:style-name="T39">TOUCH</text:span></text:p>
          </table:table-cell>
          <table:table-cell table:style-name="Table5.A2" office:value-type="string">
            <text:p text:style-name="P26">Ear</text:p>
          </table:table-cell>
          <table:table-cell table:style-name="Table5.D2" office:value-type="string">
            <text:p text:style-name="P26">Keyboard</text:p>
          </table:table-cell>
        </table:table-row>
      </table:table>
      <text:p text:style-name="P9">The high bit reads as the HALT state of the auxiliary Z80, along with indicating still <text:span text:style-name="T31">power on</text:span> resetting and not enabled <text:span text:style-name="T31">as a general not busy indication. </text:span><text:span text:style-name="T39">The touch signal indicates if the lower 32kB has been written to by the auxiliary Z80 since the last read </text:span><text:span text:style-name="T40">of </text:span><text:span text:style-name="T41">port </text:span><text:span text:style-name="T40">FE</text:span><text:span text:style-name="T39">, which sets the bit again.</text:span></text:p>
      <text:p text:style-name="P13"><text:soft-page-break/></text:p>
      <text:h text:style-name="P37" text:outline-level="1">Extended Graphics</text:h>
      <text:p text:style-name="P12">By placing 16kB as write only RAM behind the ROM which is read only, an extra 2 graphical bit planes can be used along with 5 attribute planes (which are 8 bit). This gives an extended colour mode. The main graphics plane is the least significant bit. <text:span text:style-name="T54">This arrangement allows easy compatibility when the shadow RAM is all zeros. </text:span><text:span text:style-name="T55">BG and FG are alternated when the FLASH attribute is selected.</text:span></text:p>
      <table:table table:name="Table6" table:style-name="Table6">
        <table:table-column table:style-name="Table6.A" table:number-columns-repeated="7"/>
        <table:table-column table:style-name="Table6.H"/>
        <table:table-row>
          <table:table-cell table:style-name="Table6.A1" office:value-type="string">
            <text:p text:style-name="P21">000</text:p>
          </table:table-cell>
          <table:table-cell table:style-name="Table6.A1" office:value-type="string">
            <text:p text:style-name="P21">001</text:p>
          </table:table-cell>
          <table:table-cell table:style-name="Table6.A1" office:value-type="string">
            <text:p text:style-name="P21">010</text:p>
          </table:table-cell>
          <table:table-cell table:style-name="Table6.A1" office:value-type="string">
            <text:p text:style-name="P21">011</text:p>
          </table:table-cell>
          <table:table-cell table:style-name="Table6.A1" office:value-type="string">
            <text:p text:style-name="P21">100</text:p>
          </table:table-cell>
          <table:table-cell table:style-name="Table6.A1" office:value-type="string">
            <text:p text:style-name="P21">101</text:p>
          </table:table-cell>
          <table:table-cell table:style-name="Table6.A1" office:value-type="string">
            <text:p text:style-name="P21">110</text:p>
          </table:table-cell>
          <table:table-cell table:style-name="Table6.H1" office:value-type="string">
            <text:p text:style-name="P21">111</text:p>
          </table:table-cell>
        </table:table-row>
        <table:table-row>
          <table:table-cell table:style-name="Table6.A2" office:value-type="string">
            <text:p text:style-name="P27">BG</text:p>
          </table:table-cell>
          <table:table-cell table:style-name="Table6.A2" office:value-type="string">
            <text:p text:style-name="P27">FG</text:p>
          </table:table-cell>
          <table:table-cell table:style-name="Table6.A2" office:value-type="string">
            <text:p text:style-name="P28">BORD<text:span text:style-name="T53">ER</text:span></text:p>
          </table:table-cell>
          <table:table-cell table:style-name="Table6.A2" office:value-type="string">
            <text:p text:style-name="P29">AT4</text:p>
          </table:table-cell>
          <table:table-cell table:style-name="Table6.A2" office:value-type="string">
            <text:p text:style-name="P28">AT0</text:p>
          </table:table-cell>
          <table:table-cell table:style-name="Table6.A2" office:value-type="string">
            <text:p text:style-name="P28">AT1</text:p>
          </table:table-cell>
          <table:table-cell table:style-name="Table6.A2" office:value-type="string">
            <text:p text:style-name="P28">AT2</text:p>
          </table:table-cell>
          <table:table-cell table:style-name="Table6.H2" office:value-type="string">
            <text:p text:style-name="P28">AT3</text:p>
          </table:table-cell>
        </table:table-row>
      </table:table>
      <text:p text:style-name="P51">This leaves 256 bytes for an audio engine <text:span text:style-name="T51">waveform </text:span><text:span text:style-name="T57">(8-bit samples)</text:span><text:span text:style-name="T51">. The wave is played cycled at a period of time set by ports FC (MSB) and FA (LSB). These can be read for the current counter indexed sample (FC) and current index fraction (FA). </text:span><text:span text:style-name="T52">As the period counter is reached (a hidden register) the fraction is incremented. When the fraction carries, the sample index increments. </text:span><text:span text:style-name="T60">This makes the mainboard Z80 responsible for deciding the note while the auxiliary Z80 being fast can modify the wave dynamically based on the horizontal blanking.</text:span></text:p>
      <text:p text:style-name="P52">The attribute bytes are linearly laid out with content as follows in component intensity order.</text:p>
      <table:table table:name="Table7" table:style-name="Table7">
        <table:table-column table:style-name="Table7.A" table:number-columns-repeated="2"/>
        <table:table-column table:style-name="Table7.C"/>
        <table:table-row>
          <table:table-cell table:style-name="Table7.A1" table:number-columns-spanned="3" office:value-type="string">
            <text:p text:style-name="P41">Extended Attribute Byte</text:p>
          </table:table-cell>
          <table:covered-table-cell/>
          <table:covered-table-cell/>
        </table:table-row>
        <table:table-row>
          <table:table-cell table:style-name="Table7.A2" office:value-type="string">
            <text:p text:style-name="P42">GREEN (3)</text:p>
          </table:table-cell>
          <table:table-cell table:style-name="Table7.A2" office:value-type="string">
            <text:p text:style-name="P42">RED (3)</text:p>
          </table:table-cell>
          <table:table-cell table:style-name="Table7.C2" office:value-type="string">
            <text:p text:style-name="P42">BLUE (2)</text:p>
          </table:table-cell>
        </table:table-row>
      </table:table>
      <text:p text:style-name="Text_20_body">To remove the need for analogue circuitry on the ULA, four times oversampled bitstream 1-bit DACs <text:span text:style-name="T58">can be</text:span> used for video and audio. <text:span text:style-name="T59">This sets an frequency minimum of 32MHz. An on-board (on chip) boost PLL can do this.</text:span></text:p>
      <text:h text:style-name="P39" text:outline-level="1">The Step Debug Port</text:h>
      <text:p text:style-name="P53">Port F9 on the mainboard Z80 sets the instruction to be presented on the data bus in interrupt mode 0. This allows a HALT and jump loop to execute single byte opcodes on the auxiliary Z80. Reads on the port <text:span text:style-name="T61">provide the last executed instruction /M1 initial byte.</text:span></text:p>
      <text:p text:style-name="P5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Horizontal_20_Line"/>
      <text:h text:style-name="P38" text:outline-level="1"><text:soft-page-break/>Notes</text:h>
      <text:list xml:id="list984354987" text:style-name="L2">
        <text:list-item>
          <text:p text:style-name="P50">Interrupt mode 1, key reading routine clobbers IY. Mode 2 requires ROM specifics or 257 byte table to routine (singular).</text:p>
        </text:list-item>
        <text:list-item>
          <text:p text:style-name="P49"><text:a xlink:type="simple" xlink:href="https://opencores.org/projects/a-z80" text:style-name="Internet_20_link" text:visited-style-name="Visited_20_Internet_20_Link"><text:span text:style-name="T19">A Z80 core</text:span></text:a> <text:span text:style-name="T19">in Verilog </text:span><text:span text:style-name="T56">(A starting point)</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0T16:04:33.893431213</meta:creation-date>
    <dc:date>2020-09-21T21:11:47.940267012</dc:date>
    <meta:editing-duration>PT5H36M10S</meta:editing-duration>
    <meta:editing-cycles>78</meta:editing-cycles>
    <meta:generator>LibreOffice/6.4.5.2$Linux_X86_64 LibreOffice_project/40$Build-2</meta:generator>
    <meta:document-statistic meta:table-count="7" meta:image-count="0" meta:object-count="0" meta:page-count="5" meta:paragraph-count="151" meta:word-count="1449" meta:character-count="7797" meta:non-whitespace-character-count="6512"/>
  </office:meta>
</office:document-meta>
</file>